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48708333333333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rma_st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ZAKUPY (brutto)</text:p>
          </table:table-cell>
          <table:table-cell office:value-type="currency" office:value="473900" table:formula="of:=SUM([telewizory.C8];[pralki.C8];[lodówki.C8])" table:style-name="ce5">
            <text:p>473 900,00 z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SPRZEDAŻ (netto)</text:p>
          </table:table-cell>
          <table:table-cell office:value-type="currency" office:value="1275473.68" table:formula="of:=SUM([telewizory.G8];[pralki.G8];[lodówki.G8])" table:style-name="ce5">
            <text:p>1 275 473,68 z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VAT naliczony</text:p>
          </table:table-cell>
          <table:table-cell office:value-type="currency" office:value="104258" table:formula="of:=SUM([telewizory.D8];[pralki.D8];[lodówki.D8])" table:style-name="ce5">
            <text:p>104 258,00 z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VAT należny</text:p>
          </table:table-cell>
          <table:table-cell office:value-type="currency" office:value="253819.6624" table:formula="of:=SUM([telewizory.H8];[pralki.H8];[lodówki.H8])" table:style-name="ce5">
            <text:p>253 819,66 zł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telewizory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6">
            <text:p>ZAKUP TELEWIZORÓW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SPRZEDARZ TELEWIZORÓW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iczony</text:p>
          </table:table-cell>
          <table:table-cell table:number-columns-repeated="2"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eżn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 kw</text:p>
          </table:table-cell>
          <table:table-cell office:value-type="currency" office:value="12000" table:style-name="ce3">
            <text:p>12 000,00 zł</text:p>
          </table:table-cell>
          <table:table-cell office:value-type="currency" office:value="2640" table:formula="of:=[.C4]*22%" table:style-name="ce3">
            <text:p>2 640,00 zł</text:p>
          </table:table-cell>
          <table:table-cell table:style-name="ce1"/>
          <table:table-cell office:value-type="string" table:style-name="ce1">
            <text:p>1 kw</text:p>
          </table:table-cell>
          <table:table-cell office:value-type="currency" office:value="34768.9" table:style-name="ce3">
            <text:p>34 768,90 zł</text:p>
          </table:table-cell>
          <table:table-cell office:value-type="currency" office:value="6258.402" table:formula="of:=[.G4]*0.18" table:style-name="ce3">
            <text:p>6 258,4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2 kw</text:p>
          </table:table-cell>
          <table:table-cell office:value-type="currency" office:value="80000" table:style-name="ce3">
            <text:p>80 000,00 zł</text:p>
          </table:table-cell>
          <table:table-cell office:value-type="currency" office:value="17600" table:formula="of:=[.C5]*22%" table:style-name="ce3">
            <text:p>17 600,00 zł</text:p>
          </table:table-cell>
          <table:table-cell table:style-name="ce1"/>
          <table:table-cell office:value-type="string" table:style-name="ce1">
            <text:p>2 kw</text:p>
          </table:table-cell>
          <table:table-cell office:value-type="currency" office:value="165090" table:style-name="ce3">
            <text:p>165 090,00 zł</text:p>
          </table:table-cell>
          <table:table-cell office:value-type="currency" office:value="29716.199999999997" table:formula="of:=[.G5]*0.18" table:style-name="ce3">
            <text:p>29 716,2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 kw</text:p>
          </table:table-cell>
          <table:table-cell office:value-type="currency" office:value="65000" table:style-name="ce3">
            <text:p>65 000,00 zł</text:p>
          </table:table-cell>
          <table:table-cell office:value-type="currency" office:value="14300" table:formula="of:=[.C6]*22%" table:style-name="ce3">
            <text:p>14 300,00 zł</text:p>
          </table:table-cell>
          <table:table-cell table:style-name="ce1"/>
          <table:table-cell office:value-type="string" table:style-name="ce1">
            <text:p>3 kw</text:p>
          </table:table-cell>
          <table:table-cell office:value-type="currency" office:value="169200.78" table:style-name="ce3">
            <text:p>169 200,78 zł</text:p>
          </table:table-cell>
          <table:table-cell office:value-type="currency" office:value="30456.1404" table:formula="of:=[.G6]*0.18" table:style-name="ce3">
            <text:p>30 456,14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4 kw</text:p>
          </table:table-cell>
          <table:table-cell office:value-type="currency" office:value="70000" table:style-name="ce3">
            <text:p>70 000,00 zł</text:p>
          </table:table-cell>
          <table:table-cell office:value-type="currency" office:value="15400" table:formula="of:=[.C7]*22%" table:style-name="ce3">
            <text:p>15 400,00 zł</text:p>
          </table:table-cell>
          <table:table-cell table:style-name="ce1"/>
          <table:table-cell office:value-type="string" table:style-name="ce1">
            <text:p>4 kw</text:p>
          </table:table-cell>
          <table:table-cell office:value-type="currency" office:value="300554" table:style-name="ce3">
            <text:p>300 554,00 zł</text:p>
          </table:table-cell>
          <table:table-cell office:value-type="currency" office:value="54099.72" table:formula="of:=[.G7]*0.18" table:style-name="ce3">
            <text:p>54 099,72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RAZEM:</text:p>
          </table:table-cell>
          <table:table-cell office:value-type="currency" office:value="227000" table:formula="of:=SUM([.C4];[.C5];[.C6];[.C7])" table:style-name="ce3">
            <text:p>227 000,00 zł</text:p>
          </table:table-cell>
          <table:table-cell office:value-type="currency" office:value="49940" table:formula="of:=SUM([.D4];[.D5];[.D6];[.D7])" table:style-name="ce3">
            <text:p>49 940,00 zł</text:p>
          </table:table-cell>
          <table:table-cell table:style-name="ce1"/>
          <table:table-cell office:value-type="string" table:style-name="ce1">
            <text:p>RAZEM:</text:p>
          </table:table-cell>
          <table:table-cell office:value-type="currency" office:value="669613.67999999993" table:formula="of:=SUM([.G4];[.G5];[.G6];[.G7])" table:style-name="ce3">
            <text:p>669 613,68 zł</text:p>
          </table:table-cell>
          <table:table-cell office:value-type="currency" office:value="120530.4624" table:formula="of:=SUM([.H4];[.H5];[.H6];[.H7])" table:style-name="ce3">
            <text:p>120 530,46 zł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pralki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6">
            <text:p>ZAKUP TELEWIZORÓW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ZAKUP TELEWIZORÓW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iczony</text:p>
          </table:table-cell>
          <table:table-cell table:number-columns-repeated="2"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eżn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 kw</text:p>
          </table:table-cell>
          <table:table-cell office:value-type="currency" office:value="34000" table:style-name="ce3">
            <text:p>34 000,00 zł</text:p>
          </table:table-cell>
          <table:table-cell office:value-type="currency" office:value="7480" table:formula="of:=[.C4]*22%" table:style-name="ce3">
            <text:p>7 480,00 zł</text:p>
          </table:table-cell>
          <table:table-cell table:style-name="ce1"/>
          <table:table-cell office:value-type="string" table:style-name="ce1">
            <text:p>1 kw</text:p>
          </table:table-cell>
          <table:table-cell office:value-type="currency" office:value="98000" table:style-name="ce3">
            <text:p>98 000,00 zł</text:p>
          </table:table-cell>
          <table:table-cell office:value-type="currency" office:value="21560" table:formula="of:=[.G4]*22%" table:style-name="ce3">
            <text:p>21 560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2 kw</text:p>
          </table:table-cell>
          <table:table-cell office:value-type="currency" office:value="44000" table:style-name="ce3">
            <text:p>44 000,00 zł</text:p>
          </table:table-cell>
          <table:table-cell office:value-type="currency" office:value="9680" table:formula="of:=[.C5]*22%" table:style-name="ce3">
            <text:p>9 680,00 zł</text:p>
          </table:table-cell>
          <table:table-cell table:style-name="ce1"/>
          <table:table-cell office:value-type="string" table:style-name="ce1">
            <text:p>2 kw</text:p>
          </table:table-cell>
          <table:table-cell office:value-type="currency" office:value="120000" table:style-name="ce3">
            <text:p>120 000,00 zł</text:p>
          </table:table-cell>
          <table:table-cell office:value-type="currency" office:value="26400" table:formula="of:=[.G5]*22%" table:style-name="ce3">
            <text:p>26 400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 kw</text:p>
          </table:table-cell>
          <table:table-cell office:value-type="currency" office:value="28000" table:style-name="ce3">
            <text:p>28 000,00 zł</text:p>
          </table:table-cell>
          <table:table-cell office:value-type="currency" office:value="6160" table:formula="of:=[.C6]*22%" table:style-name="ce3">
            <text:p>6 160,00 zł</text:p>
          </table:table-cell>
          <table:table-cell table:style-name="ce1"/>
          <table:table-cell office:value-type="string" table:style-name="ce1">
            <text:p>3 kw</text:p>
          </table:table-cell>
          <table:table-cell office:value-type="currency" office:value="130000" table:style-name="ce3">
            <text:p>130 000,00 zł</text:p>
          </table:table-cell>
          <table:table-cell office:value-type="currency" office:value="28600" table:formula="of:=[.G6]*22%" table:style-name="ce3">
            <text:p>28 600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4 kw</text:p>
          </table:table-cell>
          <table:table-cell office:value-type="currency" office:value="50000" table:style-name="ce3">
            <text:p>50 000,00 zł</text:p>
          </table:table-cell>
          <table:table-cell office:value-type="currency" office:value="11000" table:formula="of:=[.C7]*22%" table:style-name="ce3">
            <text:p>11 000,00 zł</text:p>
          </table:table-cell>
          <table:table-cell table:style-name="ce1"/>
          <table:table-cell office:value-type="string" table:style-name="ce1">
            <text:p>4 kw</text:p>
          </table:table-cell>
          <table:table-cell office:value-type="currency" office:value="99540" table:style-name="ce3">
            <text:p>99 540,00 zł</text:p>
          </table:table-cell>
          <table:table-cell office:value-type="currency" office:value="21898.799999999999" table:formula="of:=[.G7]*22%" table:style-name="ce3">
            <text:p>21 898,8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RAZEM:</text:p>
          </table:table-cell>
          <table:table-cell office:value-type="currency" office:value="156000" table:formula="of:=SUM([.C4];[.C5];[.C6];[.C7])" table:style-name="ce3">
            <text:p>156 000,00 zł</text:p>
          </table:table-cell>
          <table:table-cell office:value-type="currency" office:value="34320" table:formula="of:=SUM([.D4];[.D5];[.D6];[.D7])" table:style-name="ce3">
            <text:p>34 320,00 zł</text:p>
          </table:table-cell>
          <table:table-cell table:style-name="ce1"/>
          <table:table-cell office:value-type="string" table:style-name="ce1">
            <text:p>RAZEM:</text:p>
          </table:table-cell>
          <table:table-cell office:value-type="currency" office:value="447540" table:formula="of:=SUM([.G4];[.G5];[.G6];[.G7])" table:style-name="ce3">
            <text:p>447 540,00 zł</text:p>
          </table:table-cell>
          <table:table-cell office:value-type="currency" office:value="98458.8" table:formula="of:=SUM([.H4];[.H5];[.H6];[.H7])" table:style-name="ce3">
            <text:p>98 458,80 zł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lodówki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6">
            <text:p>ZAKUP TELEWIZORÓW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ZAKUP TELEWIZORÓW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iczony</text:p>
          </table:table-cell>
          <table:table-cell table:number-columns-repeated="2" table:style-name="ce1"/>
          <table:table-cell office:value-type="string" table:style-name="ce2">
            <text:p>zakup brutto</text:p>
          </table:table-cell>
          <table:table-cell office:value-type="string" table:style-name="ce2">
            <text:p>vat należn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 kw</text:p>
          </table:table-cell>
          <table:table-cell office:value-type="currency" office:value="9000" table:style-name="ce3">
            <text:p>9 000,00 zł</text:p>
          </table:table-cell>
          <table:table-cell office:value-type="currency" office:value="1980" table:formula="of:=[.C4]*22%" table:style-name="ce3">
            <text:p>1 980,00 zł</text:p>
          </table:table-cell>
          <table:table-cell table:style-name="ce1"/>
          <table:table-cell office:value-type="string" table:style-name="ce1">
            <text:p>1 kw</text:p>
          </table:table-cell>
          <table:table-cell office:value-type="currency" office:value="19000" table:style-name="ce3">
            <text:p>19 000,00 zł</text:p>
          </table:table-cell>
          <table:table-cell office:value-type="currency" office:value="4180" table:formula="of:=[.G4]*22%" table:style-name="ce3">
            <text:p>4 180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2 kw</text:p>
          </table:table-cell>
          <table:table-cell office:value-type="currency" office:value="12000" table:style-name="ce3">
            <text:p>12 000,00 zł</text:p>
          </table:table-cell>
          <table:table-cell office:value-type="currency" office:value="2640" table:formula="of:=[.C5]*22%" table:style-name="ce3">
            <text:p>2 640,00 zł</text:p>
          </table:table-cell>
          <table:table-cell table:style-name="ce1"/>
          <table:table-cell office:value-type="string" table:style-name="ce1">
            <text:p>2 kw</text:p>
          </table:table-cell>
          <table:table-cell office:value-type="currency" office:value="22600" table:style-name="ce3">
            <text:p>22 600,00 zł</text:p>
          </table:table-cell>
          <table:table-cell office:value-type="currency" office:value="4972" table:formula="of:=[.G5]*22%" table:style-name="ce3">
            <text:p>4 972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 kw</text:p>
          </table:table-cell>
          <table:table-cell office:value-type="currency" office:value="29000" table:style-name="ce3">
            <text:p>29 000,00 zł</text:p>
          </table:table-cell>
          <table:table-cell office:value-type="currency" office:value="6380" table:formula="of:=[.C6]*22%" table:style-name="ce3">
            <text:p>6 380,00 zł</text:p>
          </table:table-cell>
          <table:table-cell table:style-name="ce1"/>
          <table:table-cell office:value-type="string" table:style-name="ce1">
            <text:p>3 kw</text:p>
          </table:table-cell>
          <table:table-cell office:value-type="currency" office:value="38700" table:style-name="ce3">
            <text:p>38 700,00 zł</text:p>
          </table:table-cell>
          <table:table-cell office:value-type="currency" office:value="8514" table:formula="of:=[.G6]*22%" table:style-name="ce3">
            <text:p>8 514,0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4 kw</text:p>
          </table:table-cell>
          <table:table-cell office:value-type="currency" office:value="40900" table:style-name="ce3">
            <text:p>40 900,00 zł</text:p>
          </table:table-cell>
          <table:table-cell office:value-type="currency" office:value="8998" table:formula="of:=[.C7]*22%" table:style-name="ce3">
            <text:p>8 998,00 zł</text:p>
          </table:table-cell>
          <table:table-cell table:style-name="ce1"/>
          <table:table-cell office:value-type="string" table:style-name="ce1">
            <text:p>4 kw</text:p>
          </table:table-cell>
          <table:table-cell office:value-type="currency" office:value="78020" table:style-name="ce3">
            <text:p>78 020,00 zł</text:p>
          </table:table-cell>
          <table:table-cell office:value-type="currency" office:value="17164.400000000001" table:formula="of:=[.G7]*22%" table:style-name="ce3">
            <text:p>17 164,40 zł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RAZEM:</text:p>
          </table:table-cell>
          <table:table-cell office:value-type="currency" office:value="90900" table:formula="of:=SUM([.C4];[.C5];[.C6];[.C7])" table:style-name="ce3">
            <text:p>90 900,00 zł</text:p>
          </table:table-cell>
          <table:table-cell office:value-type="currency" office:value="19998" table:formula="of:=SUM([.D4];[.D5];[.D6];[.D7])" table:style-name="ce3">
            <text:p>19 998,00 zł</text:p>
          </table:table-cell>
          <table:table-cell table:style-name="ce1"/>
          <table:table-cell office:value-type="string" table:style-name="ce1">
            <text:p>RAZEM:</text:p>
          </table:table-cell>
          <table:table-cell office:value-type="currency" office:value="158320" table:formula="of:=SUM([.G4];[.G5];[.G6];[.G7])" table:style-name="ce3">
            <text:p>158 320,00 zł</text:p>
          </table:table-cell>
          <table:table-cell office:value-type="currency" office:value="34830.400000000001" table:formula="of:=SUM([.H4];[.H5];[.H6];[.H7])" table:style-name="ce3">
            <text:p>34 830,40 zł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number number:decimal-places="2" number:min-integer-digits="1" number:grouping="true"/>
      <number:text> </number:text>
      <number:currency-symbol>zł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/>
    <dc:creator/>
    <meta:creation-date>2015-06-05T18:19:34Z</meta:creation-date>
    <dc:date>2018-11-22T17:34:08Z</dc:date>
  </office:meta>
</office:document-meta>
</file>